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 style:master-page-name="Standard">
      <style:paragraph-properties fo:margin-top="0cm" fo:margin-bottom="0cm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UC01 : « Passer un QCM »</text:p>
      <text:p text:style-name="P1">Date de création:05/10/2016</text:p>
      <text:p text:style-name="P1">Date de mise à jour : 05/10/2016</text:p>
      <text:p text:style-name="P1">Responsable : KIRATI &amp; MISS</text:p>
      <text:p text:style-name="P1">Version : 1</text:p>
      <text:p text:style-name="P1">Description : Permet à un étudiant de passer un QCM sous l'application ecours.</text:p>
      <text:p text:style-name="P1">Acteur : Étudiant</text:p>
      <text:p text:style-name="P1">Séquencement nominal :</text:p>
      <text:p text:style-name="P1">1-L'étudiant choisit la rubrique passer QCM</text:p>
      <text:p text:style-name="P1">2-Le système lui affiche les informations à sélectionner pour générer un QCM</text:p>
      <text:p text:style-name="P1">3- L'étudiant entre le nom de l'UE, le ou les chapitres à réviser, et le nombre de question à passer.</text:p>
      <text:p text:style-name="P1">4-Le système génère aléatoirement un QCM</text:p>
      <text:p text:style-name="P1">5-Le système pose une question</text:p>
      <text:p text:style-name="P1">6- L'étudiant répond à la question</text:p>
      <text:p text:style-name="P1">7-Le système affiche les bonnes réponses et la correction</text:p>
      <text:p text:style-name="P1">8-Le système affiche les statistiques globales du QCM</text:p>
      <text:p text:style-name="P1"/>
      <text:p text:style-name="P1">Enchaînement Alternatif :</text:p>
      <text:p text:style-name="P1">A1:Gestion des erreurs</text:p>
      <text:p text:style-name="P1"><text:tab/>1 : en SN4 : si l'étudiant choisit une UE ou un chapitre qui n’y existe pas, le système lui demandera de rentrer de nouvelles informations.</text:p>
      <text:p text:style-name="P1"><text:tab/>2 : retour en SN3</text:p>
      <text:p text:style-name="P1">A2 :Autres questions</text:p>
      <text:p text:style-name="P1"><text:tab/>1 : en SN7 : si l'étudiant veut passer une autre question il pourra le faire. </text:p>
      <text:p text:style-name="P1"><text:tab/>2 : retour en SN5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document-statistic meta:table-count="0" meta:image-count="0" meta:object-count="0" meta:page-count="1" meta:paragraph-count="23" meta:word-count="177" meta:character-count="996" meta:non-whitespace-character-count="836"/>
  </office:meta>
</office:document-meta>
</file>